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453.74pt" svg:height="255.26pt" svg:x="253.36pt" svg:y="40.68pt">
            <loext:p draw:notify-on-update-of-ranges="result.B3:result.B10 result.A1:result.A1 result.C3:result.C10 result.A11:result.A11 result.C13:result.C20 result.A21:result.A21 result.C23:result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5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50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concurrent client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943" calcext:value-type="float">
            <text:p>1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21:07:24.690479249</dc:date>
    <meta:editing-duration>PT8M22S</meta:editing-duration>
    <meta:editing-cycles>2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2.95cm" svg:y="0.185cm" chart:style-name="ch2">
          <text:p>Execution Times of Bounded Concurrent Server</text:p>
        </chart:title>
        <chart:subtitle svg:x="7.047cm" svg:y="1.275cm" chart:style-name="ch3">
          <text:p>Bound=10</text:p>
        </chart:subtitle>
        <chart:legend chart:legend-position="end" svg:x="13.182cm" svg:y="3.706cm" style:legend-expansion="high" chart:style-name="ch4"/>
        <chart:plot-area chart:style-name="ch5" table:cell-range-address="result.B3:result.C10 result.A1:result.A1 result.A11:result.A11 result.C13:result.C20 result.A21:result.A21 result.C23:result.C30" chart:data-source-has-labels="both" svg:x="1.331cm" svg:y="2.138cm" svg:width="11.531cm" svg:height="5.707cm">
          <chartooo:coordinate-region svg:x="2.323cm" svg:y="2.337cm" svg:width="10.259cm" svg:height="4.861cm"/>
          <chart:axis chart:dimension="x" chart:name="primary-x" chart:style-name="ch6" chartooo:axis-type="auto">
            <chartooo:date-scale/>
            <chart:title svg:x="6.377cm" svg:y="8.025cm" chart:style-name="ch7">
              <text:p>Iterations</text:p>
            </chart:title>
            <chart:categories table:cell-range-address="result.B3:result.B10"/>
          </chart:axis>
          <chart:axis chart:dimension="y" chart:name="primary-y" chart:style-name="ch6">
            <chart:title svg:x="0.451cm" svg:y="5.948cm" chart:style-name="ch8">
              <text:p>Milliseconds</text:p>
            </chart:title>
            <chart:grid chart:style-name="ch9" chart:class="major"/>
          </chart:axis>
          <chart:series chart:style-name="ch10" chart:values-cell-range-address="result.C3:result.C10" chart:label-cell-address="result.A1:result.A1" chart:class="chart:line">
            <chart:data-point chart:repeated="8"/>
          </chart:series>
          <chart:series chart:style-name="ch11" chart:values-cell-range-address="result.C13:result.C20" chart:label-cell-address="result.A11:result.A11" chart:class="chart:line">
            <chart:data-point chart:repeated="8"/>
          </chart:series>
          <chart:series chart:style-name="ch12" chart:values-cell-range-address="result.C23:result.C30" chart:label-cell-address="result.A21:result.A2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lients</text:p>
                <draw:g>
                  <svg:desc>result.A1:result.A1</svg:desc>
                </draw:g>
              </table:table-cell>
              <table:table-cell office:value-type="string">
                <text:p>25 clients</text:p>
                <draw:g>
                  <svg:desc>result.A11:result.A11</svg:desc>
                </draw:g>
              </table:table-cell>
              <table:table-cell office:value-type="string">
                <text:p>50 clients</text:p>
                <draw:g>
                  <svg:desc>result.A21:result.A2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esult.B3:result.B10</svg:desc>
                </draw:g>
              </table:table-cell>
              <table:table-cell office:value-type="float" office:value="59">
                <text:p>59</text:p>
                <draw:g>
                  <svg:desc>result.C3:result.C10</svg:desc>
                </draw:g>
              </table:table-cell>
              <table:table-cell office:value-type="float" office:value="113">
                <text:p>113</text:p>
                <draw:g>
                  <svg:desc>result.C13:result.C20</svg:desc>
                </draw:g>
              </table:table-cell>
              <table:table-cell office:value-type="float" office:value="1191">
                <text:p>1191</text:p>
                <draw:g>
                  <svg:desc>result.C23:result.C3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  <table:table-cell office:value-type="float" office:value="276">
                <text:p>2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318">
                <text:p>318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5">
                <text:p>145</text:p>
              </table:table-cell>
              <table:table-cell office:value-type="float" office:value="465">
                <text:p>46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8">
                <text:p>198</text:p>
              </table:table-cell>
              <table:table-cell office:value-type="float" office:value="550">
                <text:p>55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  <table:table-cell office:value-type="float" office:value="589">
                <text:p>58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1">
                <text:p>331</text:p>
              </table:table-cell>
              <table:table-cell office:value-type="float" office:value="1060">
                <text:p>1060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72">
                <text:p>372</text:p>
              </table:table-cell>
              <table:table-cell office:value-type="float" office:value="1083">
                <text:p>1083</text:p>
              </table:table-cell>
              <table:table-cell office:value-type="float" office:value="1943">
                <text:p>1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